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; Kaddis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text:tab/>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origin of the Kaddish/</text:p>
      <text:p text:style-name="P7">in connection with the celebration of a Bar Mitzvah/</text:p>
      <text:p text:style-name="P7"/>
      <text:p text:style-name="P6">[Page 1]</text:p>
      <text:p text:style-name="P6">The origin of the <text:span text:style-name="T2">Kaddish</text:span><text:span text:style-name="T3">, or, rather of the practice that the children/ of deceased Jewish parents should recite a prayer before/ the Congregation, is quite singular. <text:s/>Founded upon a legend,/ it has, in common with other Rabbinical tales, the appear-/-ance of a superstition. <text:s/>At the first blush, reason rejects </text:span><text:span text:style-name="T4">it</text:span><text:span text:style-name="T5">/ it; the sensible believer shrinks from it, as lowering the/ character of the Mosaic religion. <text:s/>But if an intelligent/ Israelite will take pains, and exercise his reflective powers,/ he will be fully repaid by discovering under a coarse look,/ a vast deal which is exceedingly fine. <text:s/>Let me relate/ the story./</text:span></text:p>
      <text:p text:style-name="P6"><text:span text:style-name="T5">Rabbi Akiba--as illustrious for his learning, as he is re-/-nowned for his checkered history and his tragical end--</text:span><text:span text:style-name="T4">was</text:span><text:span text:style-name="T5"> is said to have been/ </text:span><text:span text:style-name="T4">going</text:span><text:span text:style-name="T5"> walking through a burial ground. <text:s/>Suddenly, a person passed/ by him, carrying a heavy load of wood, and running with/ all speed. <text:s/>The Sage moved to pity, motioned to the/ man to stop, and calling aloud </text:span><text:span text:style-name="T4">said</text:span><text:span text:style-name="T5"> cried. <text:s/>"Friend, why must/ you work so very hard? <text:s/>Are you perchance a slave, and/ your master compels you to do it? <text:s/>Tell it to me, and I will/ try to buy your freedom. <text:s/>Or, has destitution brought you/ to this? <text:s/>Let me relieve you in a manner, that you shall/</text:span></text:p>
      <text:p text:style-name="P6"><text:span text:style-name="T5"/></text:p>
      <text:p text:style-name="P6"><text:span text:style-name="T5">[Page 2]</text:span></text:p>
      <text:p text:style-name="P6"><text:span text:style-name="T5">not need labor any more so painfully." <text:s/>The/ man answered: "Kind Sir, do not detain me, for I dare/ not rest a second. <text:s/>I am from the land of the dead, and my/ punishment is to gather wood and cast it into a </text:span><text:soft-page-break/><text:span text:style-name="T5">fire, which/ will burn me." <text:s/>Akiba startled, inquired what sins had/ forced out a sentence so severe; and the other replied/ "I was a public assessor, and I let the rich go off easily,/ but I used to grind </text:span><text:span text:style-name="T4">down</text:span><text:span text:style-name="T5"> the face of the poor. <text:s/>Besides, my/ general conduct was immoral." <text:s/>The Rabbi then anxiously asked./ <text:s/>"Have you heard in the place of your chastisement, that any/ atonement can yet be made for your crimes?" <text:s/>Oh! do/ not keep me </text:span><text:span text:style-name="T4">with</text:span><text:span text:style-name="T5"> back to answer your inquiries, that my fate may not/ become worse," interrupted the apparition. <text:s/>"But..yes, I over-/-heard that if I had a son, </text:span><text:span text:style-name="T4">and he who</text:span><text:span text:style-name="T5"> who could rise before the con-/-gregation and say: 'Bless ye the Eternal Lord, who is worthy/ to be blessed,' I might be released." <text:s/>The Rabbi having/ hastily informed himself about the name of the </text:span><text:span text:style-name="T4">deceased</text:span><text:span text:style-name="T5"> person/ of his wife and of his former place of residence, travelled[sic!]/ far in search of the surviving relations. <text:s/>He reached/ the city, where they lived, and speaking with some of the in-/-habitants, he endeavoured to get the character of the wife/ of the deceased. <text:s/>He learnt that so reckless she was, as to/</text:span></text:p>
      <text:p text:style-name="P6"><text:span text:style-name="T5"/></text:p>
      <text:p text:style-name="P6"><text:span text:style-name="T5">[Page 3]</text:span></text:p>
      <text:p text:style-name="P6"><text:span text:style-name="T5">bring up her only child in total ignorance of religion./ <text:s/>Akiba still persevered in his object, and succeeded in/ having the lad intrusted to his care. <text:s/>Without losing/ any time, he began to teach him the Hebrew Alphabet./ <text:s/>For forty days the teacher fasted and prayed that his/ pupil might make rapid progress. <text:s/>A voice was heard/ from above to exclaim, "Why so much concern about a/ child of such a parasitage?" <text:s/>But the Rabbi did not/ relax in his exertions. <text:s/>Soon the boy was able to read/ grace after meal, and the daily service. <text:s/>Then the</text:span><text:span text:style-name="T4">n</text:span><text:span text:style-name="T5">/ instructor took him to the Synagogue, and in the/ presence of the assembled multitude he was made to read/ the prayers and say with a loud voice "Bless ye the Eternal/ Lord, who is worthy to be blessed." <text:s/>In the night Akiba/ had a comforting dream. <text:s/>The man, whose spectre he/ had seen in the burial ground, stood before him and/ said. "May your soul delight in the garden of Eden, as/ mine has </text:span><text:span text:style-name="T4">your</text:span><text:span text:style-name="T5"> through your goodness been delivered from /the valley of Hinnom. <text:s/>Akiba then cried [Hebrew]/ [Hebrew]. <text:s/>"O Lord! <text:s/>Thy name shall be praised for/ ever. <text:s/></text:span><text:span text:style-name="T4">O Lord'</text:span><text:span text:style-name="T5"> thy memorial, O Lord! on every generation!"/</text:span></text:p>
      <text:p text:style-name="P6"><text:span text:style-name="T5"/></text:p>
      <text:p text:style-name="P6"><text:span text:style-name="T5">[Page 4]</text:span></text:p>
      <text:p text:style-name="P6"><text:span text:style-name="T5">Now: my brethren; taken literally the narrative is an/ absurdity. <text:s/>But stripped of its rough cover, it re-/-veals impartings deserving of our deep consideration./ <text:s/>I will point out some, and you shall judge whether my/ mind has dived into the purport of the legend./</text:span></text:p>
      <text:p text:style-name="P6"><text:span text:style-name="T5">R. Akiba believed in both the attributes of justice and mercy./ <text:s/>He held that we ourselves supply the instruments of our/ torment hereafter; namely, that the recollection of our/ misdeeds becomes, as it were, the fuel with which we keep/ consuming remorse ablaze; and </text:span><text:span text:style-name="T6">that is divine justice</text:span><text:span text:style-name="T5">./ <text:s/>But he held also that the Almighty regards piety with/ favor, and that, when manifested in the conduct of those/ who represent our name and our household, it may/ be received as a propitiatory offering, the savory smell/ of which will prove a restorative to the spirit of the/ departed; and </text:span><text:span text:style-name="T6">that is divine mercy</text:span><text:span text:style-name="T5">. <text:s/>Consistently/ with that idea, the same Rabbi wrote in the Mishna,/ that the sufferings of sinners will not last beyond/ the term of twelve months, and our legend purposes/ to tell, that </text:span><text:span text:style-name="T4">during that period</text:span><text:span text:style-name="T5">, the devotional practices/ of the children during that period will have a softening influence on the/ souls of their </text:span><text:span text:style-name="T4">dead</text:span><text:span text:style-name="T5"> deceased parents. <text:s/>Hence, the custom of/</text:span></text:p>
      <text:p text:style-name="P6"><text:span text:style-name="T5"/></text:p>
      <text:p text:style-name="P6"><text:span text:style-name="T5">[Page 5]</text:span></text:p>
      <text:p text:style-name="P6"><text:span text:style-name="T5">the Kaddish,adopted as a substitute for longer/ prayers, which not every one may be capable of reciting ac-/-ceptably before the Congregation. <text:s/>When the Chaldaic was/ the vernacular, it was composed in that language, and/ it served, I think, as an invocation, which the Sages, habi-/-tually uttered at the conclusion of their daily studies. <text:s/></text:span><text:span text:style-name="T4">I</text:span><text:span text:style-name="T5">/ In the course of time its use became extended, and its/ wording amplified, specially by Spanish Jews. <text:s/></text:span><text:span text:style-name="T4">and</text:span><text:span text:style-name="T5"> The/ Kaddish was made </text:span><text:span text:style-name="T4">to</text:span><text:span text:style-name="T5"> in after years to constitute</text:span><text:span text:style-name="T4">d</text:span><text:span text:style-name="T5"> an </text:span><text:span text:style-name="T4">important</text:span><text:span text:style-name="T5"> essential part of the ritual./ <text:s/>But the lesson which I mainly wished to unfold/ from the story cited, is more important than that which I/ have hitherto explained. <text:s/>It sets forth a principle as/ broad as </text:span><text:soft-page-break/><text:span text:style-name="T5">nature, as comprehensive as humanity. <text:s/>It teaches/ the perfectability[sic!] of man. <text:s/>None are born so predisposed/ to evil, that a correct education cannot exercise a control-/-ling force. <text:s/>Now ought ever to be cast aside as a/ prospective injury to society, </text:span><text:span text:style-name="T4">because</text:span><text:span text:style-name="T5"> by reason of a vile extraction./ <text:s/>The far-reaching eye of Akiba beheld sin and its/ retribution--and that of oppressing the poor, he recognizes/ as most hateful to God--, but his benevolent heart/ felt that to cut short the way of irreligion, and open wide/ a path for morality, as in the power of well-meaning and intelligent/</text:span></text:p>
      <text:p text:style-name="P6"><text:span text:style-name="T5"/></text:p>
      <text:p text:style-name="P6"><text:span text:style-name="T5">[Page 6]</text:span></text:p>
      <text:p text:style-name="P6"><text:span text:style-name="T5">beings, and he would not permit hindrances to stop him in the/ pursuit of righteous endeavours. <text:s/>Our preceptor of old considered/ it a greater merit and a more enduring advantage/ to the world, to rescue from rain a young creature brought/ to its verge by circumstances of birth and surroundings, then/ to watch over the preservation of what is not exposed/ to immediate danger in the body potic. <text:s/>We leave/ the ninety nine lambs; they are safe in the fold, and/ we go in search of the stray one, to bring it back./ <text:s/>Such must have been the sentiments, actuating that/ champion of our faith,and when his efforts met with success, Akiba thanked the Lord because His heavenly/ name would thereby be practised; His memory from gene-/-raton to generation. <text:s/>[Hebrew]/</text:span></text:p>
      <text:p text:style-name="P6"><text:span text:style-name="T5"><text:tab/>Pity that the Rabbi has such few disciples among/ men who pride themselves on the title he bore. <text:s/>Schools/ and Synagogues form, as a general rule, so many aristo-/-cracies. <text:s/>A privileged class--that which pays--engages/ the attention of the pastor. <text:s/>Outsiders, so called, are very/ little, if at all, looked after. <text:s/>But Israel's houses of learning,/ and houses of prayer, are the common property of all/</text:span></text:p>
      <text:p text:style-name="P6"><text:span text:style-name="T5"/></text:p>
      <text:p text:style-name="P6"><text:span text:style-name="T5">[Page 7]</text:span></text:p>
      <text:p text:style-name="P6"><text:span text:style-name="T5">bound by the law of Sinai, and all ought to be/ drawn thereto by every means within reach of the/ minister. <text:s/>It cannot, naturally, be expected, where/ a large and wide spread population exists, that the/ servant of God can go and find the children of his/ people, </text:span><text:span text:style-name="T4">that</text:span><text:span text:style-name="T5"> who mostly need his spiritual care. <text:s/>Indeed/ were he to try it, he would often meet wit ha rebuke/ as being unduly meddlesome and officious, but whenever/ the opportunity presents itself for bringing his influence/ to bear upon youths, who otherwise might be lost to/ Judaism, he ought to remember the glorious lesson con-/-veyed in Rabbi Akiba's legend, and act accordingly./ <text:s/>I rejoice, my brethren, that the unrestrictive views of this/ congregation have occasionally afforded me that op-/-portunity. <text:s/>For any lad of whatever lineage, in/ whatever condition of life, can stand here, and acknow-/-ledge himself a member of the ancient faith, and be/ as such addressed and exhorted to follow virtue. <text:s/>Thus, our/ Bar Mitzva is unknown to my hearers; he was entirely/ unknown to me; but I casually learnt that circumstances/ kept him far from the race to which he belongs, and form/ the belief of which </text:span><text:span text:style-name="T4">is</text:span><text:span text:style-name="T5"> he is the legitimate coheir./</text:span></text:p>
      <text:p text:style-name="P6"><text:span text:style-name="T5"/></text:p>
      <text:p text:style-name="P6"><text:span text:style-name="T5">[Page 8]</text:span></text:p>
      <text:p text:style-name="P6"><text:span text:style-name="T5">I approached him, instructed him in the benedictions/ expressive of our choice as witnesses of God's truths, and/ though by parental confession, he will not be allowed/ the privilege of worshipping[sic!] in our midst but very/ rarely, yet, I resolved that he should receive the im-/pression, which the occasion must needs create./ <text:s/>I brought him before the </text:span><text:span text:style-name="T4">see</text:span><text:span text:style-name="T5"> oracle of </text:span><text:span text:style-name="T4">God</text:span><text:span text:style-name="T5"> our Lord, hoping/ that despite drawbacks, this day may cast the/ seeds productive of goodly fruits to the lad and to/ the community in which he lives./</text:span></text:p>
      <text:p text:style-name="P6"><text:span text:style-name="T5">(Here follows an address to the Bar Mitzva, in which he/ is encouraged to rise by his own exertions, quoting the history/ of B. Akiba as an illustration of what can be accomplished/ by the power of a well-directed Will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2T13:43:39.43</meta:creation-date>
    <dc:date>2012-09-12T14:49:32.65</dc:date>
    <dc:creator>Penn Libraries</dc:creator>
    <meta:editing-duration>PT00H00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3" meta:word-count="1807" meta:character-count="10799"/>
  </office:meta>
</office:document-meta>
</file>